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4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5102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2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2">
      <style:text-properties fo:font-weight="bold" style:font-weight-asian="bold" style:font-weight-complex="bold"/>
    </style:style>
    <style:style style:name="ce3" style:family="table-cell" style:parent-style-name="Default" style:data-style-name="N5102"/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1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2"/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Headers, Plugs, Sockets and Switches</text:p>
          </table:table-cell>
          <table:covered-table-cell table:number-columns-repeated="2"/>
          <table:table-cell table:number-columns-repeated="3"/>
          <table:table-cell table:style-name="ce4" office:value-type="string" table:number-columns-spanned="5" table:number-rows-spanned="5">
            <text:p>This contains a stock list of all of the spare components SR has, left over from prototyping and board construction. Re-use of these components could save us £100s </text:p>
          </table:table-cell>
          <table:covered-table-cell table:number-columns-repeated="4"/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office:value-type="string">
            <text:p>4P4C Socket</text:p>
          </table:table-cell>
          <table:table-cell office:value-type="float" office:value="8">
            <text:p>8</text:p>
          </table:table-cell>
          <table:table-cell office:value-type="currency" office:currency="GBP" office:value="0.35">
            <text:p>£0.35</text:p>
          </table:table-cell>
          <table:table-cell/>
          <table:covered-table-cell table:number-columns-repeated="5"/>
          <table:table-cell table:formula="of:=[.D4]*[.E4]" office:value-type="currency" office:currency="GBP" office:value="2.8">
            <text:p>£2.8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671498">
            <text:p>1671498</text:p>
          </table:table-cell>
          <table:table-cell office:value-type="string">
            <text:p>16*2 LCD module</text:p>
          </table:table-cell>
          <table:table-cell office:value-type="float" office:value="3">
            <text:p>3</text:p>
          </table:table-cell>
          <table:table-cell office:value-type="currency" office:currency="GBP" office:value="3.84">
            <text:p>£3.84</text:p>
          </table:table-cell>
          <table:table-cell/>
          <table:covered-table-cell table:number-columns-repeated="5"/>
          <table:table-cell table:formula="of:=[.D5]*[.E5]" office:value-type="currency" office:currency="GBP" office:value="11.52">
            <text:p>£11.5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324786">
            <text:p>1324786</text:p>
          </table:table-cell>
          <table:table-cell office:value-type="string">
            <text:p>N-MOSFET</text:p>
          </table:table-cell>
          <table:table-cell office:value-type="float" office:value="3">
            <text:p>3</text:p>
          </table:table-cell>
          <table:table-cell office:value-type="currency" office:currency="GBP" office:value="0.59">
            <text:p>£0.59</text:p>
          </table:table-cell>
          <table:table-cell/>
          <table:covered-table-cell table:number-columns-repeated="5"/>
          <table:table-cell table:formula="of:=[.D6]*[.E6]" office:value-type="currency" office:currency="GBP" office:value="1.77">
            <text:p>£1.77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938220">
            <text:p>3938220</text:p>
          </table:table-cell>
          <table:table-cell office:value-type="string">
            <text:p>4P4C Plug</text:p>
          </table:table-cell>
          <table:table-cell office:value-type="float" office:value="11">
            <text:p>11</text:p>
          </table:table-cell>
          <table:table-cell office:value-type="currency" office:currency="GBP" office:value="0.109">
            <text:p>£0.11</text:p>
          </table:table-cell>
          <table:table-cell office:value-type="string">
            <text:p>This includes a bag of TE05302, exactly the same component</text:p>
          </table:table-cell>
          <table:covered-table-cell table:number-columns-repeated="5"/>
          <table:table-cell table:formula="of:=[.D7]*[.E7]" office:value-type="currency" office:currency="GBP" office:value="1.199">
            <text:p>£1.2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99257">
            <text:p>1099257</text:p>
          </table:table-cell>
          <table:table-cell office:value-type="string">
            <text:p>16 way header</text:p>
          </table:table-cell>
          <table:table-cell office:value-type="float" office:value="12">
            <text:p>12</text:p>
          </table:table-cell>
          <table:table-cell office:value-type="currency" office:currency="GBP" office:value="0.45">
            <text:p>£0.45</text:p>
          </table:table-cell>
          <table:table-cell/>
          <table:table-cell office:value-type="string">
            <text:p>There are also some unlabeled CAMCONs in the box</text:p>
          </table:table-cell>
          <table:table-cell table:number-columns-repeated="4"/>
          <table:table-cell table:formula="of:=[.D8]*[.E8]" office:value-type="currency" office:currency="GBP" office:value="5.4">
            <text:p>£5.4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office:value-type="string">
            <text:p>Horizontal end cover</text:p>
          </table:table-cell>
          <table:table-cell office:value-type="float" office:value="4">
            <text:p>4</text:p>
          </table:table-cell>
          <table:table-cell office:value-type="currency" office:currency="GBP" office:value="0.47">
            <text:p>£0.47</text:p>
          </table:table-cell>
          <table:table-cell table:number-columns-repeated="6"/>
          <table:table-cell table:formula="of:=[.D9]*[.E9]" office:value-type="currency" office:currency="GBP" office:value="1.88">
            <text:p>£1.8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office:value-type="string">
            <text:p>Terminal block, 2.54mm</text:p>
          </table:table-cell>
          <table:table-cell office:value-type="float" office:value="173">
            <text:p>173</text:p>
          </table:table-cell>
          <table:table-cell office:value-type="currency" office:currency="GBP" office:value="0.153">
            <text:p>£0.15</text:p>
          </table:table-cell>
          <table:table-cell office:value-type="string">
            <text:p>Comes in 10-way blocks. Just snap off to use.</text:p>
          </table:table-cell>
          <table:table-cell office:value-type="string" table:number-columns-spanned="2" table:number-rows-spanned="1">
            <text:p>Total cost of parts in bag</text:p>
          </table:table-cell>
          <table:covered-table-cell/>
          <table:table-cell table:number-columns-repeated="3"/>
          <table:table-cell table:formula="of:=[.D10]*[.E10]" office:value-type="currency" office:currency="GBP" office:value="26.469">
            <text:p>£26.47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593508">
            <text:p>1593508</text:p>
          </table:table-cell>
          <table:table-cell office:value-type="string">
            <text:p>Crimp housing, 4 way</text:p>
          </table:table-cell>
          <table:table-cell office:value-type="float" office:value="10">
            <text:p>10</text:p>
          </table:table-cell>
          <table:table-cell office:value-type="currency" office:currency="GBP" office:value="0.042">
            <text:p>£0.04</text:p>
          </table:table-cell>
          <table:table-cell/>
          <table:table-cell table:formula="of:=SUM([.L4:.L153])" office:value-type="currency" office:currency="GBP" office:value="282.561">
            <text:p>£282.56</text:p>
          </table:table-cell>
          <table:table-cell table:number-columns-repeated="4"/>
          <table:table-cell table:formula="of:=[.D11]*[.E11]" office:value-type="currency" office:currency="GBP" office:value="0.42">
            <text:p>£0.4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248140">
            <text:p>1248140</text:p>
          </table:table-cell>
          <table:table-cell office:value-type="string">
            <text:p>2 way header</text:p>
          </table:table-cell>
          <table:table-cell office:value-type="float" office:value="11">
            <text:p>11</text:p>
          </table:table-cell>
          <table:table-cell office:value-type="currency" office:currency="GBP" office:value="0.107">
            <text:p>£0.11</text:p>
          </table:table-cell>
          <table:table-cell table:number-columns-repeated="6"/>
          <table:table-cell table:formula="of:=[.D12]*[.E12]" office:value-type="currency" office:currency="GBP" office:value="1.177">
            <text:p>£1.1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office:value-type="string">
            <text:p>4 way header</text:p>
          </table:table-cell>
          <table:table-cell office:value-type="float" office:value="2">
            <text:p>2</text:p>
          </table:table-cell>
          <table:table-cell office:value-type="currency" office:currency="GBP" office:value="0.27">
            <text:p>£0.27</text:p>
          </table:table-cell>
          <table:table-cell table:number-columns-repeated="6"/>
          <table:table-cell table:formula="of:=[.D13]*[.E13]" office:value-type="currency" office:currency="GBP" office:value="0.54">
            <text:p>£0.5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3 way header</text:p>
          </table:table-cell>
          <table:table-cell office:value-type="float" office:value="126">
            <text:p>126</text:p>
          </table:table-cell>
          <table:table-cell office:value-type="currency" office:currency="GBP" office:value="0.137">
            <text:p>£0.14</text:p>
          </table:table-cell>
          <table:table-cell table:number-columns-repeated="6"/>
          <table:table-cell table:formula="of:=[.D14]*[.E14]" office:value-type="currency" office:currency="GBP" office:value="17.262">
            <text:p>£17.2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648102">
            <text:p>3648102</text:p>
          </table:table-cell>
          <table:table-cell office:value-type="string">
            <text:p>2.1mm inline socket</text:p>
          </table:table-cell>
          <table:table-cell office:value-type="float" office:value="20">
            <text:p>20</text:p>
          </table:table-cell>
          <table:table-cell office:value-type="currency" office:currency="GBP" office:value="0.53">
            <text:p>£0.53</text:p>
          </table:table-cell>
          <table:table-cell table:number-columns-repeated="6"/>
          <table:table-cell table:formula="of:=[.D15]*[.E15]" office:value-type="currency" office:currency="GBP" office:value="10.6">
            <text:p>£10.6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636502">
            <text:p>636502</text:p>
          </table:table-cell>
          <table:table-cell office:value-type="string">
            <text:p>IDC Socket, 8 way</text:p>
          </table:table-cell>
          <table:table-cell office:value-type="float" office:value="6">
            <text:p>6</text:p>
          </table:table-cell>
          <table:table-cell office:value-type="currency" office:currency="GBP" office:value="2.51">
            <text:p>£2.51</text:p>
          </table:table-cell>
          <table:table-cell table:number-columns-repeated="6"/>
          <table:table-cell table:formula="of:=[.D16]*[.E16]" office:value-type="currency" office:currency="GBP" office:value="15.06">
            <text:p>£15.0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2301305">
            <text:p>2301305</text:p>
          </table:table-cell>
          <table:table-cell office:value-type="string">
            <text:p>Tactile switch, SMD</text:p>
          </table:table-cell>
          <table:table-cell office:value-type="float" office:value="4">
            <text:p>4</text:p>
          </table:table-cell>
          <table:table-cell office:value-type="currency" office:currency="GBP" office:value="0.131">
            <text:p>£0.13</text:p>
          </table:table-cell>
          <table:table-cell table:number-columns-repeated="6"/>
          <table:table-cell table:formula="of:=[.D17]*[.E17]" office:value-type="currency" office:currency="GBP" office:value="0.524">
            <text:p>£0.5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Spade connector, 4.8mm</text:p>
          </table:table-cell>
          <table:table-cell office:value-type="float" office:value="39">
            <text:p>39</text:p>
          </table:table-cell>
          <table:table-cell office:value-type="currency" office:currency="GBP" office:value="0.106">
            <text:p>£0.11</text:p>
          </table:table-cell>
          <table:table-cell table:number-columns-repeated="6"/>
          <table:table-cell table:formula="of:=[.D18]*[.E18]" office:value-type="currency" office:currency="GBP" office:value="4.134">
            <text:p>£4.13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4215590">
            <text:p>4215590</text:p>
          </table:table-cell>
          <table:table-cell office:value-type="string">
            <text:p>Spade connector, 6.3mm</text:p>
          </table:table-cell>
          <table:table-cell office:value-type="float" office:value="75">
            <text:p>75</text:p>
          </table:table-cell>
          <table:table-cell office:value-type="currency" office:currency="GBP" office:value="0.081">
            <text:p>£0.08</text:p>
          </table:table-cell>
          <table:table-cell table:number-columns-repeated="6"/>
          <table:table-cell table:formula="of:=[.D19]*[.E19]" office:value-type="currency" office:currency="GBP" office:value="6.075">
            <text:p>£6.0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99027">
            <text:p>1099027</text:p>
          </table:table-cell>
          <table:table-cell office:value-type="string">
            <text:p>16 way latched header</text:p>
          </table:table-cell>
          <table:table-cell office:value-type="float" office:value="14">
            <text:p>14</text:p>
          </table:table-cell>
          <table:table-cell office:value-type="currency" office:currency="GBP" office:value="0.46">
            <text:p>£0.46</text:p>
          </table:table-cell>
          <table:table-cell office:value-type="string">
            <text:p>Header for the LCD module on the 09/10 PWM board</text:p>
          </table:table-cell>
          <table:table-cell table:number-columns-repeated="5"/>
          <table:table-cell table:formula="of:=[.D20]*[.E20]" office:value-type="currency" office:currency="GBP" office:value="6.44">
            <text:p>£6.4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801305">
            <text:p>3801305</text:p>
          </table:table-cell>
          <table:table-cell office:value-type="string">
            <text:p>Tactile switch, SMD</text:p>
          </table:table-cell>
          <table:table-cell office:value-type="float" office:value="4">
            <text:p>4</text:p>
          </table:table-cell>
          <table:table-cell office:value-type="currency" office:currency="GBP" office:value="0.131">
            <text:p>£0.13</text:p>
          </table:table-cell>
          <table:table-cell table:number-columns-repeated="6"/>
          <table:table-cell table:formula="of:=[.D21]*[.E21]" office:value-type="currency" office:currency="GBP" office:value="0.524">
            <text:p>£0.5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MSP430s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office:value-type="float" office:value="1470487">
            <text:p>1470487</text:p>
          </table:table-cell>
          <table:table-cell office:value-type="string">
            <text:p>msp430f1611</text:p>
          </table:table-cell>
          <table:table-cell office:value-type="float" office:value="1">
            <text:p>1</text:p>
          </table:table-cell>
          <table:table-cell office:value-type="currency" office:currency="GBP" office:value="15.13">
            <text:p>£15.13</text:p>
          </table:table-cell>
          <table:table-cell table:number-columns-repeated="6"/>
          <table:table-cell table:formula="of:=[.D24]*[.E24]" office:value-type="currency" office:currency="GBP" office:value="15.13">
            <text:p>£15.13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172226">
            <text:p>1172226</text:p>
          </table:table-cell>
          <table:table-cell office:value-type="string">
            <text:p>msp430f169</text:p>
          </table:table-cell>
          <table:table-cell office:value-type="float" office:value="1">
            <text:p>1</text:p>
          </table:table-cell>
          <table:table-cell office:value-type="currency" office:currency="GBP" office:value="12.35">
            <text:p>£12.35</text:p>
          </table:table-cell>
          <table:table-cell table:number-columns-repeated="6"/>
          <table:table-cell table:formula="of:=[.D25]*[.E25]" office:value-type="currency" office:currency="GBP" office:value="12.35">
            <text:p>£12.3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649419">
            <text:p>1649419</text:p>
          </table:table-cell>
          <table:table-cell office:value-type="string">
            <text:p>msp430f2234</text:p>
          </table:table-cell>
          <table:table-cell office:value-type="float" office:value="11">
            <text:p>11</text:p>
          </table:table-cell>
          <table:table-cell office:value-type="currency" office:currency="GBP" office:value="4.88">
            <text:p>£4.88</text:p>
          </table:table-cell>
          <table:table-cell table:number-columns-repeated="6"/>
          <table:table-cell table:formula="of:=[.D26]*[.E26]" office:value-type="currency" office:currency="GBP" office:value="53.68">
            <text:p>£53.6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gic chips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office:value-type="string">
            <text:p>Hex Inverter, 74ACT04, SOIC14</text:p>
          </table:table-cell>
          <table:table-cell office:value-type="float" office:value="22">
            <text:p>22</text:p>
          </table:table-cell>
          <table:table-cell office:value-type="currency" office:currency="GBP" office:value="0.51">
            <text:p>£0.51</text:p>
          </table:table-cell>
          <table:table-cell table:number-columns-repeated="6"/>
          <table:table-cell table:formula="of:=[.D29]*[.E29]" office:value-type="currency" office:currency="GBP" office:value="11.22">
            <text:p>£11.2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687686">
            <text:p>687686</text:p>
          </table:table-cell>
          <table:table-cell office:value-type="string">
            <text:p>Hex Inverter 74AC04</text:p>
          </table:table-cell>
          <table:table-cell office:value-type="float" office:value="23">
            <text:p>23</text:p>
          </table:table-cell>
          <table:table-cell office:value-type="currency" office:currency="GBP" office:value="0.048">
            <text:p>£0.05</text:p>
          </table:table-cell>
          <table:table-cell table:number-columns-repeated="6"/>
          <table:table-cell table:formula="of:=[.D30]*[.E30]" office:value-type="currency" office:currency="GBP" office:value="1.104">
            <text:p>£1.1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office:value-type="string">
            <text:p>MUX, SOIC16</text:p>
          </table:table-cell>
          <table:table-cell office:value-type="float" office:value="4">
            <text:p>4</text:p>
          </table:table-cell>
          <table:table-cell office:value-type="currency" office:currency="GBP" office:value="0.164">
            <text:p>£0.1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Diodes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office:value-type="float" office:value="1465988">
            <text:p>1465988</text:p>
          </table:table-cell>
          <table:table-cell office:value-type="string">
            <text:p>LED, red, 0603</text:p>
          </table:table-cell>
          <table:table-cell office:value-type="float" office:value="23">
            <text:p>23</text:p>
          </table:table-cell>
          <table:table-cell office:value-type="currency" office:currency="GBP" office:value="0.167">
            <text:p>£0.17</text:p>
          </table:table-cell>
          <table:table-cell table:number-columns-repeated="6"/>
          <table:table-cell table:formula="of:=[.D34]*[.E34]" office:value-type="currency" office:currency="GBP" office:value="3.841">
            <text:p>£3.8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78179">
            <text:p>178179</text:p>
          </table:table-cell>
          <table:table-cell office:value-type="string">
            <text:p>LED indicator, yellow, 5mm</text:p>
          </table:table-cell>
          <table:table-cell office:value-type="float" office:value="5">
            <text:p>5</text:p>
          </table:table-cell>
          <table:table-cell office:value-type="currency" office:currency="GBP" office:value="5.95">
            <text:p>£5.95</text:p>
          </table:table-cell>
          <table:table-cell table:number-columns-repeated="6"/>
          <table:table-cell table:formula="of:=[.D35]*[.E35]" office:value-type="currency" office:currency="GBP" office:value="29.75">
            <text:p>£29.7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office:value-type="string">
            <text:p>Zener, 3V3, 5%</text:p>
          </table:table-cell>
          <table:table-cell office:value-type="float" office:value="14">
            <text:p>14</text:p>
          </table:table-cell>
          <table:table-cell office:value-type="currency" office:currency="GBP" office:value="0.076">
            <text:p>£0.08</text:p>
          </table:table-cell>
          <table:table-cell table:number-columns-repeated="6"/>
          <table:table-cell table:formula="of:=[.D36]*[.E36]" office:value-type="currency" office:currency="GBP" office:value="1.064">
            <text:p>£1.0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573139">
            <text:p>573139</text:p>
          </table:table-cell>
          <table:table-cell office:value-type="string">
            <text:p>Schottky, 30V, 3A</text:p>
          </table:table-cell>
          <table:table-cell office:value-type="float" office:value="2">
            <text:p>2</text:p>
          </table:table-cell>
          <table:table-cell office:value-type="currency" office:currency="GBP" office:value="0.139">
            <text:p>£0.14</text:p>
          </table:table-cell>
          <table:table-cell table:number-columns-repeated="6"/>
          <table:table-cell table:formula="of:=[.D37]*[.E37]" office:value-type="currency" office:currency="GBP" office:value="0.278">
            <text:p>£0.2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Ultra-fast, D2-pak</text:p>
          </table:table-cell>
          <table:table-cell office:value-type="float" office:value="2">
            <text:p>2</text:p>
          </table:table-cell>
          <table:table-cell office:value-type="currency" office:currency="GBP" office:value="2.63">
            <text:p>£2.63</text:p>
          </table:table-cell>
          <table:table-cell table:number-columns-repeated="6"/>
          <table:table-cell table:formula="of:=[.D38]*[.E38]" office:value-type="currency" office:currency="GBP" office:value="5.26">
            <text:p>£5.2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Schottky,40V, 12A</text:p>
          </table:table-cell>
          <table:table-cell office:value-type="float" office:value="6">
            <text:p>6</text:p>
          </table:table-cell>
          <table:table-cell office:value-type="currency" office:currency="GBP" office:value="1.11">
            <text:p>£1.11</text:p>
          </table:table-cell>
          <table:table-cell table:number-columns-repeated="6"/>
          <table:table-cell table:formula="of:=[.D39]*[.E39]" office:value-type="currency" office:currency="GBP" office:value="6.66">
            <text:p>£6.6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81206">
            <text:p>1081206</text:p>
          </table:table-cell>
          <table:table-cell office:value-type="string">
            <text:p>Schottky, dual, 30V, 200mA</text:p>
          </table:table-cell>
          <table:table-cell office:value-type="float" office:value="36">
            <text:p>36</text:p>
          </table:table-cell>
          <table:table-cell office:value-type="currency" office:currency="GBP" office:value="0.12">
            <text:p>£0.12</text:p>
          </table:table-cell>
          <table:table-cell table:number-columns-repeated="6"/>
          <table:table-cell table:formula="of:=[.D40]*[.E40]" office:value-type="currency" office:currency="GBP" office:value="4.32">
            <text:p>£4.3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office:value-type="string">
            <text:p>LED, yellow, 3mm, low current</text:p>
          </table:table-cell>
          <table:table-cell office:value-type="float" office:value="35">
            <text:p>35</text:p>
          </table:table-cell>
          <table:table-cell office:value-type="currency" office:currency="GBP" office:value="0.118">
            <text:p>£0.12</text:p>
          </table:table-cell>
          <table:table-cell table:number-columns-repeated="6"/>
          <table:table-cell table:formula="of:=[.D41]*[.E41]" office:value-type="currency" office:currency="GBP" office:value="4.13">
            <text:p>£4.13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463231">
            <text:p>1463231</text:p>
          </table:table-cell>
          <table:table-cell office:value-type="string">
            <text:p>Schottky, 40V, 3A</text:p>
          </table:table-cell>
          <table:table-cell office:value-type="float" office:value="27">
            <text:p>27</text:p>
          </table:table-cell>
          <table:table-cell office:value-type="currency" office:currency="GBP" office:value="0.74">
            <text:p>£0.74</text:p>
          </table:table-cell>
          <table:table-cell office:value-type="string">
            <text:p>Now Farnell #8647879</text:p>
          </table:table-cell>
          <table:table-cell table:number-columns-repeated="5"/>
          <table:table-cell table:formula="of:=[.D42]*[.E42]" office:value-type="currency" office:currency="GBP" office:value="19.98">
            <text:p>£19.98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<text:span text:style-name="T1">MOSFETs</text:span>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45]*[.E45]" office:value-type="currency" office:currency="GBP" office:value="0">
            <text:p>£0.0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46]*[.E46]" office:value-type="currency" office:currency="GBP" office:value="0">
            <text:p>£0.0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47]*[.E47]" office:value-type="currency" office:currency="GBP" office:value="0">
            <text:p>£0.0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48]*[.E48]" office:value-type="currency" office:currency="GBP" office:value="0">
            <text:p>£0.0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49]*[.E49]" office:value-type="currency" office:currency="GBP" office:value="0">
            <text:p>£0.0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50]*[.E50]" office:value-type="currency" office:currency="GBP" office:value="0">
            <text:p>£0.00</text:p>
          </table:table-cell>
        </table:table-row>
        <table:table-row table:style-name="ro2">
          <table:table-cell office:value-type="string">
            <text:p>Farnell</text:p>
          </table:table-cell>
          <table:table-cell table:number-columns-repeated="2"/>
          <table:table-cell table:number-columns-repeated="2"/>
          <table:table-cell table:number-columns-repeated="6"/>
          <table:table-cell table:formula="of:=[.D51]*[.E51]" office:value-type="currency" office:currency="GBP" office:value="0">
            <text:p>£0.00</text:p>
          </table:table-cell>
        </table:table-row>
        <table:table-row table:style-name="ro1" table:number-rows-repeated="6548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06P0" style:volatile="true" number:language="en" number:country="GB">
      <number:currency-symbol number:language="en" number:country="GB">£</number:currency-symbol>
      <number:number number:decimal-places="1" number:min-integer-digits="1" number:grouping="true"/>
    </number:currency-style>
    <number:currency-style style:name="N5106" number:language="en" number:country="GB"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5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22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Busse</meta:initial-creator>
    <meta:creation-date>2010-04-18T19:35:24</meta:creation-date>
    <dc:date>2010-04-18T22:08:41</dc:date>
    <dc:creator>Andrew Busse</dc:creator>
    <meta:editing-duration>PT02H12M06S</meta:editing-duration>
    <meta:editing-cycles>6</meta:editing-cycles>
    <meta:generator>OpenOffice.org/3.1$Unix OpenOffice.org_project/310m19$Build-9420</meta:generator>
    <meta:document-statistic meta:table-count="3" meta:cell-count="244" meta:object-count="0"/>
  </office:meta>
</office:document-meta>
</file>